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Liberation Mono" svg:font-family="'Liberation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T1" style:family="text">
      <style:text-properties style:font-name="Source Sans Pro Semibold1"/>
    </style:style>
    <style:style style:name="T2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rganize your stuff using tag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Sam Thursfield</text:p>
            <text:p>GUADEC 2018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g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What makes a “tag”?</text:p>
                <text:list>
                  <text:list-item>
                    <text:p/>
                  </text:list-item>
                  <text:list-item>
                    <text:p>Tags can be applied to any content</text:p>
                  </text:list-item>
                  <text:list-item>
                    <text:p/>
                  </text:list-item>
                  <text:list-item>
                    <text:p>An item can have any number of tags</text:p>
                  </text:list-item>
                </text:list>
              </text:list-header>
              <text:list-item>
                <text:p/>
                <text:list>
                  <text:list-item>
                    <text:p>The meaning of a tag is decided by the use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g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Popular online since the 2000’s</text:p>
              </text:list-item>
              <text:list-item>
                <text:p/>
                <text:list>
                  <text:list-header>
                    <text:p>Del.icio.us, pinboard.in</text:p>
                  </text:list-header>
                  <text:list-item>
                    <text:p/>
                    <text:p>Flickr, Google Photos</text:p>
                  </text:list-item>
                  <text:list-item>
                    <text:p/>
                  </text:list-item>
                  <text:list-item>
                    <text:p>Bandcamp, Last.fm, Soundcloud</text:p>
                  </text:list-item>
                  <text:list-item>
                    <text:p/>
                  </text:list-item>
                  <text:list-item>
                    <text:p>..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g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hen are they useful?</text:p>
              </text:list-item>
              <text:list-item>
                <text:p/>
                <text:list>
                  <text:list-item>
                    <text:p>When you need something lightweight &amp; immediate</text:p>
                  </text:list-item>
                  <text:list-item>
                    <text:p/>
                  </text:list-item>
                  <text:list-item>
                    <text:p>When using categories that are not clear-cut, e.g. music genres</text:p>
                  </text:list-item>
                  <text:list-item>
                    <text:p/>
                  </text:list-item>
                  <text:list-item>
                    <text:p>When you can see tags that other users have appli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g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hen are they less useful?</text:p>
              </text:list-item>
              <text:list-item>
                <text:p/>
                <text:list>
                  <text:list-item>
                    <text:p>When a suitable metadata field already exists, e.g. location that a photo was taken</text:p>
                  </text:list-item>
                  <text:list-item>
                    <text:p/>
                  </text:list-item>
                  <text:list-item>
                    <text:p>When tree structure is required (i.e. directory tree)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gs on your deskto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<text:span text:style-name="T1">Using symlinks:</text:span></text:p>
              </text:list-header>
              <text:list-item>
                <text:p><text:span text:style-name="T2"/></text:p>
                <text:list>
                  <text:list-item>
                    <text:p><text:span text:style-name="T2">mkdir ~/Tags/Spanish/</text:span></text:p>
                  </text:list-item>
                  <text:list-item>
                    <text:p><text:span text:style-name="T2">ln -s ~/Music/Fallamos.mp3 ~/Tags/Spanish </text:span></text:p>
                  </text:list-item>
                  <text:list-item>
                    <text:p><text:span text:style-name="T2"/></text:p>
                  </text:list-item>
                </text:list>
                <text:p><text:span text:style-name="T1">Using extended attributes: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>attr -s user.tags -V Spanish ~/Music/Fallamos.mp3</text:span></text:p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p/>
              <text:p>*** Whats the XDG standard tags attr?</text:p>
              <text:p>*** Does Baloo integrate with it?</text:p>
              <text:p/>
              <text:p>Minimal tooling exists for these approaches. </text:p>
              <text:p/>
              <text:p>Dependent on filesystem support.</text:p>
            </draw:text-box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gs on your deskto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Using Tracker:</text:p>
              </text:list-header>
              <text:list-item>
                <text:p/>
                <text:list>
                  <text:list-item>
                    <text:p><text:span text:style-name="T2">tracker tag --list </text:span></text:p>
                  </text:list-item>
                  <text:list-item>
                    <text:p><text:span text:style-name="T2">tracker tag --add Spanish ~/Music/Fallamos.mp3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p/>
              <text:p>Tracker supports storing tags since forever</text:p>
              <text:p/>
              <text:p>Until May 2018 `tracker tag –list` was broken ... seems nobody is using this from the CLI.</text:p>
              <text:p/>
              <text:p/>
            </draw:text-box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gs on your desktop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3">
              <text:list-item>
                <text:p>Gnome Files (Nautilus)</text:p>
                <text:list>
                  <text:list-item>
                    <text:p>Explicitly not supported</text:p>
                  </text:list-item>
                </text:list>
                <text:p>Gnome Photos</text:p>
                <text:list>
                  <text:list-item>
                    <text:p>Not implemented?</text:p>
                  </text:list-item>
                </text:list>
                <text:p>Gnome Music</text:p>
                <text:list>
                  <text:list-item>
                    <text:p>Not implemented</text:p>
                  </text:list-item>
                </text:list>
              </text:list-item>
              <text:list-item>
                <text:p>Gnome Documents</text:p>
                <text:list>
                  <text:list-item>
                    <text:p>Not implemented</text:p>
                  </text:list-item>
                </text:list>
              </text:list-item>
              <text:list-item>
                <text:p>Gnome Videos (Totem)</text:p>
                <text:list>
                  <text:list-item>
                    <text:p>Not implemented</text:p>
                  </text:list-item>
                </text:list>
              </text:list-item>
              <text:list-item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Nautilus: two systems of organization in one program wouldn’t work</text:p>
              <text:p/>
              <text:p>Content apps: support here would be great!!</text:p>
              <text:p/>
              <text:p>But... this ignores one of the key aspects of tags, that they can be applied to anything.</text:p>
              <text:p/>
              <text:p>Say you tagged photos, videos and documents <text:s/>related to a specific project, holiday plan, or whatever.... how do you view a list of all of them?</text:p>
            </draw:text-box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gs on your desktop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3">
              <text:list-item>
                <text:p>Tagcloud</text:p>
                <text:list>
                  <text:list-item>
                    <text:p>Listbox of content</text:p>
                  </text:list-item>
                  <text:list-item>
                    <text:p>List of tags</text:p>
                  </text:list-item>
                  <text:list-item>
                    <text:p/>
                  </text:list-item>
                </text:list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Use cases:</text:p>
              <text:p/>
              <text:p><text:s text:c="2"/>Prototyping support for tags in gnome photos, gnome music, and others</text:p>
              <text:p/>
              <text:p><text:s text:c="2"/>Providing overall view of “discovered content”, i.e. Tracker – currently the config is hidden and it can appear to be random what shows up in content apps and what doesn’t</text:p>
              <text:p/>
              <text:p><text:s text:c="2"/>Showing content-specific metadata from Tracker too where possible</text:p>
              <text:p/>
              <text:p><text:s text:c="2"/></text:p>
            </draw:text-box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riting a GNOME app in 2018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3">
              <text:list-item>
                <text:p>Tracker</text:p>
                <text:list>
                  <text:list-item>
                    <text:p>Great for discovering content</text:p>
                  </text:list-item>
                  <text:list-item>
                    <text:p>API rather horrible to use from an app developer perspective</text:p>
                  </text:list-item>
                  <text:list-item>
                    <text:p>Using a private Tracker ‘domain’ is still difficult</text:p>
                    <text:p/>
                  </text:list-item>
                </text:list>
                <text:p>Meson</text:p>
                <text:list>
                  <text:list-header>
                    <text:p>Embedding a library as a Meson subproject is super helpful</text:p>
                  </text:list-header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riting a GNOME app in 2018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3">
              <text:list-item>
                <text:p>GObject Introspection</text:p>
                <text:list>
                  <text:list-item>
                    <text:p>Mostly smooth sailing</text:p>
                  </text:list-item>
                  <text:list-item>
                    <text:p>Silly issues found in GLib and GTK+</text:p>
                  </text:list-item>
                  <text:list-item>
                    <text:p>Installed fixed versions into /opt, but my app has to take care of setting the G-I search paths correctly... (Flatpak mitigates this issue somewhat, but costs in terms of resources)</text:p>
                  </text:list-item>
                  <text:list-item>
                    <text:p/>
                  </text:list-item>
                </text:list>
              </text:list-item>
              <text:list-item>
                <text:p>PyGObject</text:p>
                <text:list>
                  <text:list-item>
                    <text:p>A pleasure, in general</text:p>
                  </text:list-item>
                  <text:list-item>
                    <text:p>Async callbacks are ugly. Integration with asyncio module would be &lt;3</text:p>
                  </text:list-item>
                </text:list>
                <text:p/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<text:s text:c="2"/></text:p>
            </draw:text-box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riting a GNOME app in 2018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3">
              <text:list-item>
                <text:p>GTK+</text:p>
                <text:list>
                  <text:list-item>
                    <text:p>Inspector makes debugging way easier</text:p>
                  </text:list-item>
                  <text:list-item>
                    <text:p>Multiple confusing ways to do some things... eg. GtkAction vs GAction vs <text:s/>GMenuModel</text:p>
                  </text:list-item>
                  <text:list-item>
                    <text:p/>
                  </text:list-item>
                </text:list>
              </text:list-item>
              <text:list-item>
                <text:p>PyGObject</text:p>
                <text:list>
                  <text:list-item>
                    <text:p>A pleasure, in general</text:p>
                  </text:list-item>
                  <text:list-item>
                    <text:p>Async callbacks are ugly. Integration with asyncio module would be &lt;3</text:p>
                  </text:list-item>
                </text:list>
                <text:p/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ture plans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3">
              <text:list-item>
                <text:p>Standard way to tell crawlers about a directory </text:p>
              </text:list-item>
              <text:list-item>
                <text:p/>
                <text:list>
                  <text:list-header>
                    <text:p>Tracker has to crawl filesystem to find content</text:p>
                  </text:list-header>
                  <text:list-item>
                    <text:p>Some apps produce directory trees that look like content, e.g. Ardour, Audacity, Pitivi</text:p>
                  </text:list-item>
                  <text:list-item>
                    <text:p>Adding .trackerignore file is enough to remove them from content list</text:p>
                  </text:list-item>
                  <text:list-item>
                    <text:p>Would be nice if apps added this file automatically, but perhaps a more standard marker name is needed</text:p>
                  </text:list-item>
                  <text:list-item>
                    <text:p>Even nicer if apps could provide metadata in a standard format to say ‘This directory contains an Ardour project, this is its title.’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>
            <draw:text-box>
              <text:p/>
              <text:p/>
              <text:p><text:s text:c="2"/></text:p>
            </draw:text-box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ture plans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3">
              <text:list-item>
                <text:p>Integration with online services</text:p>
              </text:list-item>
              <text:list-item>
                <text:p/>
                <text:list>
                  <text:list-header>
                    <text:p>Bookmarks and tags from pinboard.in</text:p>
                  </text:list-header>
                  <text:list-item>
                    <text:p>Tags for music from last.fm</text:p>
                  </text:list-item>
                  <text:list-item>
                    <text:p>Tags for photos from Google Photos, Flickr,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<text:s text:c="2"/></text:p>
            </draw:text-box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ture plans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3">
              <text:list-item>
                <text:p>Tag recommendations</text:p>
              </text:list-item>
              <text:list-item>
                <text:p/>
                <text:list>
                  <text:list-header>
                    <text:p>Recommendations based on other tags: simple</text:p>
                  </text:list-header>
                  <text:list-item>
                    <text:p/>
                    <text:list>
                      <text:list-item>
                        <text:p>Content tagged with A and B is usually also tagged with C</text:p>
                      </text:list-item>
                      <text:list-item>
                        <text:p>Thus we can recommend C for any content tagged with A and B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Metadata-based recommendations: simple</text:p>
                    <text:p/>
                  </text:list-item>
                  <text:list-item>
                    <text:p>Content-based recommendations: difficult</text:p>
                  </text:list-item>
                  <text:list-item>
                    <text:p/>
                    <text:list>
                      <text:list-item>
                        <text:p>We would need to extract features from images, and audio somehow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Recommendations come into their own when integrating with online tag corpuses e.g. last.fm music tags <text:s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Liberation Mono" svg:font-family="'Liberation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79448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f79448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f79448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7cm"/>
    </style:style>
    <style:style style:name="Mpr6" style:family="presentation" style:parent-style-name="Alizarin-backgroundobjects">
      <style:graphic-properties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solid" draw:fill-color="#f79448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auto-grow-height="false" fo:min-height="1.501cm"/>
    </style:style>
    <style:style style:name="Mpr14" style:family="presentation" style:parent-style-name="Alizarin0-backgroundobjects">
      <style:graphic-properties draw:stroke="none" svg:stroke-color="#000000" draw:fill="none" fo:min-height="0.739cm"/>
    </style:style>
    <style:style style:name="Mpr15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79448"/>
      <style:paragraph-properties fo:text-align="center"/>
    </style:style>
    <style:style style:name="MP6" style:family="paragraph">
      <loext:graphic-properties draw:fill="solid" draw:fill-color="#f79448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58220" style:font-size-complex="14pt"/>
    </style:style>
    <style:style style:name="MT3" style:family="text">
      <style:text-properties fo:color="#f58220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6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7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8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1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2" draw:text-style-name="MP11" draw:layer="backgroundobjects" svg:width="9cm" svg:height="1.5cm" svg:x="3cm" svg:y="19cm" presentation:class="footer">
        <draw:text-box>
          <text:p text:style-name="MP10"><text:span text:style-name="MT3"><presentation:footer/></text:span></text:p>
        </draw:text-box>
      </draw:frame>
      <draw:frame presentation:style-name="Mpr13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14" draw:text-style-name="MP15" draw:layer="backgroundobjects" svg:width="0.502cm" svg:height="0.739cm" svg:x="4.747cm" svg:y="18.321cm">
        <draw:text-box>
          <text:p text:style-name="MP14"><text:span text:style-name="MT4"/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7:12:28.179650457</meta:creation-date>
    <meta:editing-duration>PT1H35M8S</meta:editing-duration>
    <meta:editing-cycles>23</meta:editing-cycles>
    <meta:generator>LibreOffice/5.4.6.2$Linux_X86_64 LibreOffice_project/40$Build-2</meta:generator>
    <dc:date>2018-05-13T18:57:56.643674632</dc:date>
    <meta:document-statistic meta:object-count="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